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2" svg:font-family="FreeSans" style:font-family-generic="swiss"/>
    <style:font-face style:name="Courier New1" svg:font-family="'Courier New'" style:font-family-generic="modern" style:font-pitch="fixed"/>
    <style:font-face style:name="FreeSans1" svg:font-family="Free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List_20_Paragraph">
      <style:text-properties style:font-size-complex="12pt"/>
    </style:style>
    <style:style style:name="P3" style:family="paragraph" style:parent-style-name="List_20_Paragraph">
      <style:text-properties fo:font-size="12pt" style:font-size-asian="12pt" style:font-size-complex="12pt"/>
    </style:style>
    <style:style style:name="P4" style:family="paragraph" style:parent-style-name="List_20_Paragraph">
      <style:text-properties fo:font-size="12pt" style:font-size-asian="12pt" style:font-name-complex="Calibri" style:font-size-complex="12pt"/>
    </style:style>
    <style:style style:name="P5" style:family="paragraph" style:parent-style-name="List_20_Paragraph">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P6" style:family="paragraph" style:parent-style-name="List_20_Paragraph">
      <style:text-properties style:text-underline-style="solid" style:text-underline-width="auto" style:text-underline-color="font-color" fo:font-weight="bold" style:font-weight-asian="bold" style:font-size-complex="12pt"/>
    </style:style>
    <style:style style:name="P7" style:family="paragraph" style:parent-style-name="List_20_Paragraph">
      <style:text-properties fo:font-size="10pt" style:font-size-asian="10pt"/>
    </style:style>
    <style:style style:name="P8" style:family="paragraph" style:parent-style-name="List_20_Paragraph">
      <style:paragraph-properties fo:margin-left="0in" fo:margin-right="0in" fo:text-indent="0in" style:auto-text-indent="false"/>
    </style:style>
    <style:style style:name="P9" style:family="paragraph" style:parent-style-name="List_20_Paragraph">
      <style:paragraph-properties fo:margin-left="0in" fo:margin-right="0in" fo:text-indent="0in" style:auto-text-indent="false"/>
      <style:text-properties fo:font-size="12pt" style:font-size-asian="12pt" style:font-size-complex="12pt"/>
    </style:style>
    <style:style style:name="P10" style:family="paragraph" style:parent-style-name="List_20_Paragraph">
      <style:paragraph-properties fo:margin-left="0in" fo:margin-right="0in" fo:text-indent="0in" style:auto-text-indent="false"/>
      <style:text-properties fo:font-size="12pt" style:text-underline-style="solid" style:text-underline-width="auto" style:text-underline-color="font-color" fo:font-weight="bold" style:font-size-asian="12pt" style:font-weight-asian="bold" style:font-size-complex="12pt"/>
    </style:style>
    <style:style style:name="P11" style:family="paragraph" style:parent-style-name="List_20_Paragraph">
      <style:paragraph-properties fo:margin-left="0in" fo:margin-right="0in" fo:text-indent="0in" style:auto-text-indent="false"/>
      <style:text-properties fo:font-size="12pt" fo:language="en" fo:country="US" style:text-underline-style="solid" style:text-underline-width="auto" style:text-underline-color="font-color" style:font-size-asian="12pt" style:language-asian="en" style:country-asian="US" style:font-size-complex="12pt"/>
    </style:style>
    <style:style style:name="P12" style:family="paragraph" style:parent-style-name="List_20_Paragraph">
      <style:paragraph-properties fo:margin-left="0in" fo:margin-right="0in" fo:text-indent="0in" style:auto-text-indent="false"/>
      <style:text-properties style:font-size-complex="12pt"/>
    </style:style>
    <style:style style:name="P13" style:family="paragraph" style:parent-style-name="List_20_Paragraph">
      <style:paragraph-properties fo:margin-left="0in" fo:margin-right="0in" fo:text-indent="0in" style:auto-text-indent="false"/>
      <style:text-properties style:text-underline-style="solid" style:text-underline-width="auto" style:text-underline-color="font-color" fo:font-weight="bold" style:font-weight-asian="bold" style:font-size-complex="12pt"/>
    </style:style>
    <style:style style:name="P14" style:family="paragraph" style:parent-style-name="List_20_Paragraph">
      <style:paragraph-properties fo:margin-left="0in" fo:margin-right="0in" fo:text-indent="0in" style:auto-text-indent="false"/>
      <style:text-properties fo:color="#ff0000" fo:font-size="12pt" style:text-underline-style="solid" style:text-underline-width="auto" style:text-underline-color="font-color" fo:font-weight="bold" style:font-size-asian="12pt" style:font-weight-asian="bold" style:font-size-complex="12pt"/>
    </style:style>
    <style:style style:name="P15" style:family="paragraph" style:parent-style-name="List_20_Paragraph">
      <style:paragraph-properties fo:margin-left="0in" fo:margin-right="0in" fo:text-indent="0in" style:auto-text-indent="false"/>
      <style:text-properties fo:font-size="18pt" style:text-underline-style="solid" style:text-underline-width="auto" style:text-underline-color="font-color" style:font-size-asian="18pt"/>
    </style:style>
    <style:style style:name="P16" style:family="paragraph" style:parent-style-name="List_20_Paragraph">
      <style:paragraph-properties fo:margin-left="0.75in" fo:margin-right="0in" fo:text-indent="0in" style:auto-text-indent="false"/>
    </style:style>
    <style:style style:name="P17" style:family="paragraph" style:parent-style-name="List_20_Paragraph">
      <style:paragraph-properties fo:margin-left="0.75in" fo:margin-right="0in" fo:text-indent="0in" style:auto-text-indent="false"/>
      <style:text-properties fo:font-size="12pt" style:text-underline-style="solid" style:text-underline-width="auto" style:text-underline-color="font-color" fo:font-weight="bold" style:font-size-asian="12pt" style:font-weight-asian="bold" style:font-size-complex="12pt"/>
    </style:style>
    <style:style style:name="P18" style:family="paragraph" style:parent-style-name="List_20_Paragraph">
      <style:paragraph-properties fo:margin-left="0.75in" fo:margin-right="0in" fo:text-indent="0in" style:auto-text-indent="false"/>
      <style:text-properties fo:font-size="12pt" fo:font-style="italic" fo:font-weight="bold" style:font-size-asian="12pt" style:font-style-asian="italic" style:font-weight-asian="bold" style:font-size-complex="12pt"/>
    </style:style>
    <style:style style:name="P19" style:family="paragraph" style:parent-style-name="List_20_Paragraph">
      <style:paragraph-properties fo:margin-left="0.75in" fo:margin-right="0in" fo:text-indent="0in" style:auto-text-indent="false"/>
      <style:text-properties style:font-size-complex="12pt"/>
    </style:style>
    <style:style style:name="P20" style:family="paragraph" style:parent-style-name="List_20_Paragraph">
      <style:paragraph-properties fo:margin-left="1in" fo:margin-right="0in" fo:text-indent="0in" style:auto-text-indent="false"/>
    </style:style>
    <style:style style:name="P21" style:family="paragraph" style:parent-style-name="List_20_Paragraph">
      <style:paragraph-properties fo:margin-left="1in" fo:margin-right="0in" fo:text-indent="0in" style:auto-text-indent="false"/>
      <style:text-properties style:font-size-complex="12pt"/>
    </style:style>
    <style:style style:name="P22" style:family="paragraph" style:parent-style-name="List_20_Paragraph">
      <style:paragraph-properties fo:margin-left="1in" fo:margin-right="0in" fo:text-indent="0in" style:auto-text-indent="false"/>
      <style:text-properties style:text-underline-style="solid" style:text-underline-width="auto" style:text-underline-color="font-color" style:font-size-complex="12pt"/>
    </style:style>
    <style:style style:name="P23" style:family="paragraph" style:parent-style-name="List_20_Paragraph">
      <style:paragraph-properties fo:margin-left="1in" fo:margin-right="0in" fo:text-indent="0in" style:auto-text-indent="false"/>
      <style:text-properties fo:font-weight="bold" style:font-weight-asian="bold" style:font-size-complex="12pt"/>
    </style:style>
    <style:style style:name="P24" style:family="paragraph" style:parent-style-name="List_20_Paragraph">
      <style:paragraph-properties fo:margin-left="1in" fo:margin-right="0in" fo:text-indent="0in" style:auto-text-indent="false"/>
      <style:text-properties fo:font-size="12pt" style:font-size-asian="12pt" style:font-size-complex="12pt"/>
    </style:style>
    <style:style style:name="P25" style:family="paragraph" style:parent-style-name="List_20_Paragraph">
      <style:paragraph-properties fo:margin-left="1in" fo:margin-right="0in" fo:text-indent="0in" style:auto-text-indent="false"/>
      <style:text-properties fo:font-size="10pt" style:font-size-asian="10pt"/>
    </style:style>
    <style:style style:name="P26" style:family="paragraph" style:parent-style-name="List_20_Paragraph">
      <style:paragraph-properties fo:margin-left="1.5in" fo:margin-right="0in" fo:text-indent="0in" style:auto-text-indent="false"/>
    </style:style>
    <style:style style:name="P27" style:family="paragraph" style:parent-style-name="List_20_Paragraph">
      <style:paragraph-properties fo:margin-left="1.5in" fo:margin-right="0in" fo:text-indent="0in" style:auto-text-indent="false"/>
      <style:text-properties style:font-size-complex="12pt"/>
    </style:style>
    <style:style style:name="P28" style:family="paragraph" style:parent-style-name="List_20_Paragraph">
      <style:paragraph-properties fo:margin-left="1.25in" fo:margin-right="0in" fo:text-indent="0in" style:auto-text-indent="false"/>
    </style:style>
    <style:style style:name="P29" style:family="paragraph" style:parent-style-name="List_20_Paragraph">
      <style:paragraph-properties fo:margin-left="1.25in" fo:margin-right="0in" fo:text-indent="0in" style:auto-text-indent="false"/>
      <style:text-properties style:font-size-complex="12pt"/>
    </style:style>
    <style:style style:name="P30" style:family="paragraph" style:parent-style-name="List_20_Paragraph">
      <style:paragraph-properties fo:margin-left="1.25in" fo:margin-right="0in" fo:text-indent="0in" style:auto-text-indent="false"/>
      <style:text-properties fo:font-size="12pt" style:font-size-asian="12pt" style:font-size-complex="12pt"/>
    </style:style>
    <style:style style:name="P31" style:family="paragraph" style:parent-style-name="Standard">
      <style:text-properties style:text-underline-style="solid" style:text-underline-width="auto" style:text-underline-color="font-color" style:font-size-complex="12pt"/>
    </style:style>
    <style:style style:name="P32" style:family="paragraph" style:parent-style-name="Standard">
      <style:text-properties fo:font-size="12pt" style:text-underline-style="solid" style:text-underline-width="auto" style:text-underline-color="font-color" style:font-size-asian="12pt" style:font-size-complex="12pt"/>
    </style:style>
    <style:style style:name="P33" style:family="paragraph" style:parent-style-name="Standard" style:master-page-name="Standard">
      <style:paragraph-properties style:page-number="auto"/>
    </style:style>
    <style:style style:name="P34" style:family="paragraph" style:parent-style-name="List_20_Paragraph" style:list-style-name="WW8Num29">
      <style:text-properties fo:font-size="12pt" style:font-size-asian="12pt" style:font-size-complex="12pt"/>
    </style:style>
    <style:style style:name="P35" style:family="paragraph" style:parent-style-name="List_20_Paragraph" style:list-style-name="WW8Num28">
      <style:text-properties fo:font-size="12pt" style:text-underline-style="solid" style:text-underline-width="auto" style:text-underline-color="font-color" fo:font-weight="bold" style:font-size-asian="12pt" style:font-weight-asian="bold" style:font-size-complex="12pt"/>
    </style:style>
    <style:style style:name="P36" style:family="paragraph" style:parent-style-name="List_20_Paragraph" style:list-style-name="WW8Num21">
      <style:text-properties fo:font-size="12pt" style:text-underline-style="solid" style:text-underline-width="auto" style:text-underline-color="font-color" fo:font-weight="bold" style:font-size-asian="12pt" style:font-weight-asian="bold" style:font-size-complex="12pt"/>
    </style:style>
    <style:style style:name="P37" style:family="paragraph" style:parent-style-name="List_20_Paragraph" style:list-style-name="WW8Num28"/>
    <style:style style:name="P38" style:family="paragraph" style:parent-style-name="List_20_Paragraph" style:list-style-name="WW8Num17"/>
    <style:style style:name="P39" style:family="paragraph" style:parent-style-name="List_20_Paragraph" style:list-style-name="WW8Num17">
      <style:text-properties style:font-size-complex="12pt"/>
    </style:style>
    <style:style style:name="P40" style:family="paragraph" style:parent-style-name="List_20_Paragraph" style:list-style-name="WW8Num19">
      <style:text-properties style:font-size-complex="12pt"/>
    </style:style>
    <style:style style:name="P41" style:family="paragraph" style:parent-style-name="List_20_Paragraph" style:list-style-name="WW8Num12">
      <style:text-properties style:font-size-complex="12pt"/>
    </style:style>
    <style:style style:name="P42" style:family="paragraph" style:parent-style-name="List_20_Paragraph" style:list-style-name="WW8Num24">
      <style:text-properties style:font-size-complex="12pt"/>
    </style:style>
    <style:style style:name="P43" style:family="paragraph" style:parent-style-name="List_20_Paragraph" style:list-style-name="WW8Num7">
      <style:text-properties style:font-size-complex="12pt"/>
    </style:style>
    <style:style style:name="P44" style:family="paragraph" style:parent-style-name="List_20_Paragraph" style:list-style-name="WW8Num14">
      <style:text-properties style:font-size-complex="12pt"/>
    </style:style>
    <style:style style:name="P45" style:family="paragraph" style:parent-style-name="List_20_Paragraph" style:list-style-name="WW8Num4"/>
    <style:style style:name="P46" style:family="paragraph" style:parent-style-name="List_20_Paragraph" style:list-style-name="WW8Num15"/>
    <style:style style:name="P47" style:family="paragraph" style:parent-style-name="List_20_Paragraph" style:list-style-name="WW8Num22"/>
    <style:style style:name="P48" style:family="paragraph" style:parent-style-name="List_20_Paragraph" style:list-style-name="WW8Num24"/>
    <style:style style:name="P49" style:family="paragraph" style:parent-style-name="List_20_Paragraph" style:list-style-name="WW8Num7"/>
    <style:style style:name="P50" style:family="paragraph" style:parent-style-name="List_20_Paragraph" style:list-style-name="WW8Num6">
      <style:text-properties fo:font-size="10pt" style:font-size-asian="10pt"/>
    </style:style>
    <style:style style:name="P51" style:family="paragraph" style:parent-style-name="List_20_Paragraph" style:list-style-name="WW8Num2">
      <style:text-properties fo:font-size="10pt" style:font-size-asian="10pt"/>
    </style:style>
    <style:style style:name="P52" style:family="paragraph" style:parent-style-name="List_20_Paragraph" style:list-style-name="WW8Num2">
      <style:text-properties fo:font-style="italic" style:font-style-asian="italic"/>
    </style:style>
    <style:style style:name="P53" style:family="paragraph" style:parent-style-name="List_20_Paragraph" style:list-style-name="WW8Num9">
      <style:paragraph-properties fo:margin-left="0.5in" fo:margin-right="0in" fo:text-indent="-0.25in" style:auto-text-indent="false"/>
      <style:text-properties style:font-size-complex="12pt"/>
    </style:style>
    <style:style style:name="P54" style:family="paragraph">
      <style:paragraph-properties fo:margin-top="0in" fo:margin-bottom="0.139in" fo:line-height="115%" fo:text-align="center" style:writing-mode="lr-tb"/>
    </style:style>
    <style:style style:name="P55" style:family="paragraph">
      <loext:graphic-properties draw:fill="solid" draw:fill-color="#ffffff"/>
      <style:paragraph-properties fo:margin-top="0in" fo:margin-bottom="0.139in" fo:line-height="115%" fo:text-align="center" style:writing-mode="lr-tb"/>
    </style:style>
    <style:style style:name="P56" style:family="paragraph">
      <style:paragraph-properties fo:margin-top="0in" fo:margin-bottom="0.139in" fo:line-height="115%" style:writing-mode="lr-tb"/>
    </style:style>
    <style:style style:name="P57" style:family="paragraph">
      <loext:graphic-properties draw:fill="solid" draw:fill-color="#ffffff"/>
      <style:paragraph-properties fo:margin-top="0in" fo:margin-bottom="0.139in" fo:line-height="115%" style:writing-mode="lr-tb"/>
    </style:style>
    <style:style style:name="P58" style:family="paragraph">
      <loext:graphic-properties draw:fill="none" draw:fill-color="#ffffff"/>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font-size-complex="12pt"/>
    </style:style>
    <style:style style:name="T3" style:family="text">
      <style:text-properties style:text-underline-style="solid" style:text-underline-width="auto" style:text-underline-color="font-color" fo:font-weight="bold" style:font-weight-asian="bold" style:font-size-complex="12pt"/>
    </style:style>
    <style:style style:name="T4" style:family="text">
      <style:text-properties fo:font-size="20pt" style:text-underline-style="solid" style:text-underline-width="auto" style:text-underline-color="font-color" style:font-size-asian="20pt"/>
    </style:style>
    <style:style style:name="T5" style:family="text">
      <style:text-properties fo:font-size="20pt" style:font-size-asian="20pt"/>
    </style:style>
    <style:style style:name="T6" style:family="text">
      <style:text-properties fo:font-weight="bold" style:font-weight-asian="bold"/>
    </style:style>
    <style:style style:name="T7" style:family="text">
      <style:text-properties fo:font-weight="bold" style:font-weight-asian="bold" style:font-size-complex="12pt"/>
    </style:style>
    <style:style style:name="T8" style:family="text">
      <style:text-properties style:font-size-complex="12pt"/>
    </style:style>
    <style:style style:name="T9" style:family="text">
      <style:text-properties fo:font-size="12pt" style:text-underline-style="solid" style:text-underline-width="auto" style:text-underline-color="font-color" style:font-size-asian="12pt" style:font-size-complex="12pt"/>
    </style:style>
    <style:style style:name="T10" style:family="text">
      <style:text-properties fo:font-size="12pt" style:text-underline-style="solid" style:text-underline-width="auto" style:text-underline-color="font-color" fo:font-weight="bold" style:font-size-asian="12pt" style:font-weight-asian="bold" style:font-size-complex="12pt"/>
    </style:style>
    <style:style style:name="T11" style:family="text">
      <style:text-properties fo:font-size="12pt" style:font-size-asian="12pt" style:font-size-complex="12pt"/>
    </style:style>
    <style:style style:name="T12" style:family="text">
      <style:text-properties fo:font-size="12pt" fo:font-style="italic" fo:font-weight="bold" style:font-size-asian="12pt" style:font-style-asian="italic" style:font-weight-asian="bold" style:font-size-complex="12pt"/>
    </style:style>
    <style:style style:name="T13"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T14" style:family="text">
      <style:text-properties fo:font-size="12pt" fo:font-style="italic" style:text-underline-style="solid" style:text-underline-width="auto" style:text-underline-color="font-color" fo:font-weight="bold" style:font-size-asian="12pt" style:font-style-asian="italic" style:font-weight-asian="bold" style:font-name-complex="Calibri" style:font-size-complex="12pt"/>
    </style:style>
    <style:style style:name="T15" style:family="text">
      <style:text-properties style:font-name-complex="Calibri"/>
    </style:style>
    <style:style style:name="T16" style:family="text">
      <style:text-properties style:font-name-complex="Calibri" style:font-size-complex="12pt"/>
    </style:style>
    <style:style style:name="T17" style:family="text">
      <style:text-properties fo:font-style="italic" fo:font-weight="bold" style:font-style-asian="italic" style:font-weight-asian="bold" style:font-size-complex="12pt"/>
    </style:style>
    <style:style style:name="T18" style:family="text">
      <style:text-properties fo:font-style="italic" style:text-underline-style="solid" style:text-underline-width="auto" style:text-underline-color="font-color" fo:font-weight="bold" style:font-style-asian="italic" style:font-weight-asian="bold" style:font-size-complex="12pt"/>
    </style:style>
    <style:style style:name="T19" style:family="text">
      <style:text-properties fo:font-style="italic" style:font-style-asian="italic" style:font-size-complex="12pt"/>
    </style:style>
    <style:style style:name="T20" style:family="text">
      <style:text-properties style:use-window-font-color="true" style:font-name="Calibri" fo:font-size="11pt" fo:language="en" fo:country="US" style:font-name-asian="Calibri" style:font-size-asian="11pt" style:font-name-complex="Times New Roman" style:font-size-complex="11pt" style:language-complex="ar" style:country-complex="SA"/>
    </style:style>
    <style:style style:name="T21" style:family="text">
      <style:text-properties style:use-window-font-color="true" style:font-name="Calibri" fo:font-size="8pt" fo:language="en" fo:country="US" fo:font-weight="bold" style:font-name-asian="Calibri" style:font-size-asian="8pt" style:font-weight-asian="bold" style:font-name-complex="Times New Roman" style:font-size-complex="11pt" style:language-complex="ar" style:country-complex="SA"/>
    </style:style>
    <style:style style:name="T22" style:family="text">
      <style:text-properties style:use-window-font-color="true" style:font-name="Calibri" fo:font-size="9pt" fo:language="en" fo:country="US" style:font-name-asian="Calibri" style:font-size-asian="9pt" style:font-name-complex="Times New Roman" style:font-size-complex="11pt" style:language-complex="ar" style:country-complex="SA"/>
    </style: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svg:stroke-linecap="squar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3" style:family="graphic">
      <style:graphic-properties draw:stroke="solid" svg:stroke-width="0.0102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style:run-through="foreground"/>
    </style:style>
    <style:style style:name="gr4"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style:run-through="foreground"/>
    </style:style>
    <style:style style:name="gr5" style:family="graphic">
      <style:graphic-properties draw:stroke="solid" svg:stroke-width="0.0102in" svg:stroke-color="#ffffff" draw:stroke-linejoin="miter" svg:stroke-linecap="squar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tab/><text:tab/><text:tab/><text:tab/><text:tab/><text:tab/><text:span text:style-name="T4">CS116</text:span></text:p>
      <text:p text:style-name="Standard"><text:span text:style-name="T5"><text:tab/><text:tab/><text:tab/><text:tab/><text:tab/><text:tab/></text:span><text:span text:style-name="T4">LAB 5</text:span></text:p>
      <text:p text:style-name="Standard"><text:span text:style-name="T6">Lab 5 is due on March 23 on Blackboard by 10:00 p.m time stamped. </text:span>Use Notepad++ or EditPlus or equivalent text editor to create source code.</text:p>
      <text:p text:style-name="P31">This lab assignment is worth 3 points. </text:p>
      <text:p text:style-name="P32">Objectives: <text:s/></text:p>
      <text:p text:style-name="P2">The purpose of this laboratory assignment is to create different relationships between a number of classes and create a hierarchical tree of relationships. </text:p>
      <text:list xml:id="list6035388562138722682" text:style-name="WW8Num29">
        <text:list-item>
          <text:p text:style-name="P34">Inheritance.</text:p>
        </text:list-item>
        <text:list-item>
          <text:p text:style-name="P34">Abstract classes.</text:p>
        </text:list-item>
        <text:list-item>
          <text:p text:style-name="P34">Interfaces and simulation of multiple inheritance using interfaces.</text:p>
        </text:list-item>
      </text:list>
      <text:p text:style-name="P10"/>
      <text:p text:style-name="P10">Task 1 (2.0 points)</text:p>
      <text:p text:style-name="P12">This is an example of simulating Multiple Inheritance as discussed in the lecture. <text:s/>Although this lab assignment requires a lot of classes, the code in each class is very minimal. The emphasis is on the relationships between the classes.</text:p>
      <text:p text:style-name="P12"/>
      <text:p text:style-name="P12">Thus far we have created a hierarchical tree for employees in Lab 4 –TASK 2 and we want to use it here. <text:s/>Packaging remains the same as in Lab. 4. Make sure that you copy YOUR classes from Task2 of Lab 4 in the folder TASK 1 of this Lab.</text:p>
      <text:p text:style-name="P8"><draw:g text:anchor-type="char" draw:z-index="0" draw:style-name="gr1"><draw:frame draw:style-name="gr2" draw:text-style-name="P55" svg:width="1.0004in" svg:height="0.424in" svg:x="2.3366in" svg:y="0.1303in"><draw:text-box><text:p text:style-name="P54"><text:span text:style-name="T20">Worker</text:span></text:p></draw:text-box></draw:frame><draw:frame draw:style-name="gr2" draw:text-style-name="P55" svg:width="1.0004in" svg:height="0.424in" svg:x="0.2882in" svg:y="0.9146in"><draw:text-box><text:p text:style-name="P54"><text:span text:style-name="T20">Engineer</text:span></text:p></draw:text-box></draw:frame><draw:frame draw:style-name="gr2" draw:text-style-name="P57" svg:width="1.9657in" svg:height="0.3752in" svg:x="1.6701in" svg:y="0.963in"><draw:text-box><text:p text:style-name="P56"><text:span text:style-name="T20">AdministrativePersonnel</text:span></text:p></draw:text-box></draw:frame><draw:frame draw:style-name="gr2" draw:text-style-name="P55" svg:width="1.1531in" svg:height="0.424in" svg:x="3.9063in" svg:y="0.9146in"><draw:text-box><text:p text:style-name="P54"><text:span text:style-name="T20">Management</text:span></text:p></draw:text-box></draw:frame><draw:frame draw:style-name="gr2" draw:text-style-name="P55" svg:width="1.0004in" svg:height="0.424in" svg:x="2.2189in" svg:y="1.9146in"><draw:text-box><text:p text:style-name="P54"><text:span text:style-name="T21">WorkerBenefits</text:span></text:p></draw:text-box></draw:frame><draw:connector draw:style-name="gr3" draw:text-style-name="P58" draw:type="line" svg:x1="2.7327in" svg:y1="0.9634in" svg:x2="2.7256in" svg:y2="0.5528in" svg:d="M6941 2447l-18-1043" svg:viewBox="0 0 19 1044"><text:p/></draw:connector><draw:connector draw:style-name="gr3" draw:text-style-name="P58" draw:type="line" svg:x1="0.7602in" svg:y1="0.913in" svg:x2="2.3374in" svg:y2="0.3449in" svg:d="M1931 2319l4006-1443" svg:viewBox="0 0 4008 1445"><text:p/></draw:connector><draw:connector draw:style-name="gr3" draw:text-style-name="P58" draw:type="line" svg:x1="4.5866in" svg:y1="0.913in" svg:x2="3.3366in" svg:y2="0.3449in" svg:d="M11650 2319l-3175-1443" svg:viewBox="0 0 3177 1445"><text:p/></draw:connector><draw:connector draw:style-name="gr4" draw:text-style-name="P58" draw:type="line" svg:x1="2.7248in" svg:y1="1.9146in" svg:x2="2.7248in" svg:y2="1.3374in" svg:d="M6921 4863v-1466" svg:viewBox="0 0 2 1468"><text:p/></draw:connector><draw:frame draw:style-name="gr5" draw:text-style-name="P57" svg:width="0.7461in" svg:height="0.285in" svg:x="2.7717in" svg:y="1.6004in"><draw:text-box><text:p text:style-name="P56"><text:span text:style-name="T22">Uses</text:span></text:p></draw:text-box></draw:frame><draw:frame draw:style-name="gr2" draw:text-style-name="P55" svg:width="1.4031in" svg:height="0.2752in" svg:x="4.2744in" svg:y="0.0701in"><draw:text-box><text:p text:style-name="P54"><text:span text:style-name="T20">Jobs</text:span></text:p></draw:text-box></draw:frame><draw:connector draw:style-name="gr4" draw:text-style-name="P58" draw:type="line" svg:x1="4.2744in" svg:y1="0.2366in" svg:x2="3.3362in" svg:y2="0.222in" svg:d="M10857 601l-2383-37" svg:viewBox="0 0 2385 39"><text:p/></draw:connector><draw:frame draw:style-name="gr5" draw:text-style-name="P57" svg:width="0.7461in" svg:height="0.285in" svg:x="3.4173in" svg:y="0.0075in"><draw:text-box><text:p text:style-name="P56"><text:span text:style-name="T22">Uses</text:span></text:p></draw:text-box></draw:frame><draw:connector draw:style-name="gr4" draw:text-style-name="P58" draw:type="line" svg:x1="2.7327in" svg:y1="1.6in" svg:x2="0.8917in" svg:y2="1.6016in" svg:d="M6941 4064l-4676 4" svg:viewBox="0 0 4678 5"><text:p/></draw:connector><draw:connector draw:style-name="gr4" draw:text-style-name="P58" draw:type="line" svg:x1="0.8917in" svg:y1="1.6008in" svg:x2="0.8929in" svg:y2="1.3374in" svg:d="M2265 4066l3-669" svg:viewBox="0 0 5 670"><text:p/></draw:connector><draw:connector draw:style-name="gr4" draw:text-style-name="P58" draw:type="line" svg:x1="2.7256in" svg:y1="1.6in" svg:x2="4.5874in" svg:y2="1.6016in" svg:d="M6923 4064l4729 4" svg:viewBox="0 0 4731 5"><text:p/></draw:connector><draw:connector draw:style-name="gr4" draw:text-style-name="P58" draw:type="line" svg:x1="4.5862in" svg:y1="1.6008in" svg:x2="4.5874in" svg:y2="1.3374in" svg:d="M11649 4066l3-669" svg:viewBox="0 0 5 670"><text:p/></draw:connector></draw:g><text:span text:style-name="T10">Goal of this Lab </text:span><text:span text:style-name="T3">:</text:span><text:span text:style-name="T8"> <text:s/>In lab 4 Task 2 we created the following classes:</text:span></text:p>
      <text:p text:style-name="P12"/>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The objective of this lab is to create the architecture of classes needed to track the WorketBenefits and in addition the recurring <text:s/>expenses of a Corporation, by creating <text:s/>a new class called RecurringExpenses Both classes will need to be inherited by <text:s/>third class that brings the two types of corporate expenses (WorkerBenefits and RecurringExpenses) together. </text:p>
      <text:p text:style-name="P12"><text:soft-page-break/>Before we create the RecurringExpenses class some other work is needed in order to create the individual types of recurring expenses that is described further down.</text:p>
      <text:p text:style-name="P8"><text:span text:style-name="T16"><text:s/></text:span><text:span text:style-name="T8">When we finish the leg of the architecture that deals with recurring expenses, we will bring the two legs of the architecture (WorkerBenefits and RecurringExpenses part) together by utilizing another class which will try to inherit these two classes. We will then test this architecture with a Client class called Corporation in the second Task of this lab.</text:span></text:p>
      <text:p text:style-name="P9"/>
      <text:list xml:id="list4698261383120581012" text:style-name="WW8Num28">
        <text:list-item>
          <text:p text:style-name="P35">Description of new Classes/Interfaces</text:p>
        </text:list-item>
      </text:list>
      <text:p text:style-name="P12">We have a corporation that pays benefits and also has recurring expenses (utilities, rent etc.). In this task we are going to use the classes created earlier in lab 4 and also create some new ones. <text:line-break/></text:p>
      <text:p text:style-name="P12">Revise the class WorkerBenefits as follows:</text:p>
      <text:list xml:id="list1103424663235807487" text:style-name="WW8Num9">
        <text:list-item>
          <text:p text:style-name="P53">Comment out the main method.</text:p>
        </text:list-item>
        <text:list-item>
          <text:p text:style-name="P53">Add the following method</text:p>
        </text:list-item>
      </text:list>
      <text:p text:style-name="P2">public double totalBenefits();</text:p>
      <text:p text:style-name="P2">This method first acquires the ArrayList of Worker objects and then it calculates the total of all benefits paid for the workers in the list. It returns that total of all benefits.</text:p>
      <text:p text:style-name="P13"/>
      <text:p text:style-name="P17"/>
      <text:list xml:id="list75329848585198" text:continue-list="list4698261383120581012" text:style-name="WW8Num28">
        <text:list-item>
          <text:p text:style-name="P37"><text:span text:style-name="T10">New Relationships</text:span><text:span text:style-name="T11"> </text:span></text:p>
        </text:list-item>
      </text:list>
      <text:p text:style-name="P3"/>
      <text:list xml:id="list563352866664086576" text:style-name="WW8Num17">
        <text:list-item>
          <text:list>
            <text:list-item>
              <text:p text:style-name="P38"><text:span text:style-name="T8">First let us create the service classes for the 3 types of Recurring Expenses: Utility, Rent <text:s/>and Material WHICH RESIDE IN PACKAGE </text:span><text:span text:style-name="T3">Client.Services.Enum.Help</text:span><text:span text:style-name="T8">. For each of the classes create all the required methods (constructors, accessor/mutator) for each service class including the toString method </text:span></text:p>
            </text:list-item>
          </text:list>
        </text:list-item>
      </text:list>
      <text:p text:style-name="P2"/>
      <text:p text:style-name="P21">These classes have the following attributes:</text:p>
      <text:p text:style-name="P20"><text:span text:style-name="T2">UtilityCosts class:</text:span><text:span text:style-name="T8"> <text:s/>Attributes: double electricity, double gas, double water. Add a static variable called utilcostsforallobjects of double data type and only the accessor method for this static variable. Do not pass the static variable as argument to the non default constructor.</text:span></text:p>
      <text:p text:style-name="P20"><text:span text:style-name="T16"><text:s/></text:span><text:span text:style-name="T8">It also has a helper method: </text:span></text:p>
      <text:p text:style-name="P21">public double totalUtilCosts(); it calculates and returns the sum of all 3 utilities.</text:p>
      <text:p text:style-name="P20"><text:span text:style-name="T8">The method totalUtilCosts also calculates the total of all Utility objects by adding the sum of the 3 utilities to the </text:span><text:span text:style-name="T7">static</text:span><text:span text:style-name="T8"> instance variable utilcostsforallobjects; The method also displays the total cost for one object as well as the accumulated cost for all objects created up to that point of execution of this method.</text:span></text:p>
      <text:p text:style-name="P22"/>
      <text:p text:style-name="P21"><text:span text:style-name="T1">Rent class: <text:s/></text:span><text:s/>Attributes: String location, int yearOfLeasing, <text:s/>int buildingNumber. Add a static variable rentcostforallobjects of double <text:soft-page-break/>data type and only the accessor method for this static variable. Do not pass the static variable as argument to the non default constructor.</text:p>
      <text:p text:style-name="P21">It also has a method:</text:p>
      <text:p text:style-name="P21">public <text:s/>double <text:s/>rent(); It calculates the rent as follows:</text:p>
      <text:p text:style-name="P21"><text:span text:style-name="T15"><text:s/></text:span>location is parsed to a double and used in the expression:</text:p>
      <text:p text:style-name="P21">buildingRent=locationDouble*yearOfLeasing*150/buildingNumber;</text:p>
      <text:p text:style-name="P21">The method adds the buildingRent to the static instance variable rentcostforallobjects. Therefore if multiple Rent objects are created the <text:s/>static variable holds the sum of all (why? Think about it). It also displays the cost of the building and the accumulated rent cost of all objects.</text:p>
      <text:p text:style-name="P21"/>
      <text:p text:style-name="P20"><text:span text:style-name="T2">Material class:</text:span><text:span text:style-name="T8"> Attributes: String materialName, <text:s/>double unitPrice, int quantity. It has a static variable double materialcostforallobjects. Add only the accessor method for this static variable and do not pass it as argument in the non default constructor.</text:span></text:p>
      <text:p text:style-name="P21">It also has a method : </text:p>
      <text:p text:style-name="P21">public <text:s/>double <text:s/>materialPrice(); It calculates the price of each of each material object by multiplying the unit price times the quantity minus the discount of 20% if the quantity is higher <text:s/>or equal to 100 <text:s text:c="2"/>or 10% <text:s/>otherwise, and returns it. It also keeps track of the total accumulated price for all Material objects by adding the material price calculated to the materialcostforallobjects <text:s/>instance static instance variable. It also displays the materil price for the object and the accumulated material cost for all objects.</text:p>
      <text:p text:style-name="P2"/>
      <text:list xml:id="list75329094552797" text:continue-numbering="true" text:style-name="WW8Num17">
        <text:list-item>
          <text:list>
            <text:list-item>
              <text:p text:style-name="P39">The class RecurringExpenses resides in the package Client.Services.Enums.Help and it is responsible for keeping track of the various operating expenses such as: utilities, rent, materials etc. and calculating the total Recurring Expenses for all three types of recurring expenses (similar to WorkerBenefit class getting all benefits). It can only inherit one class directly using the keyword extends, and that is the class Rent. The other two will be inherited via interfaces. Therefore the class RecurringExpenses should inherit Rent class and implement the two interfaces listed below:</text:p>
              <text:list>
                <text:list-item>
                  <text:p text:style-name="P38"><text:span text:style-name="T8">Create the </text:span><text:span text:style-name="T2">interface UtilityCostsInterface</text:span><text:span text:style-name="T8"> that defines the abstract method for the Rent class: public double getUtilityExpenses(); </text:span></text:p>
                </text:list-item>
                <text:list-item>
                  <text:p text:style-name="P38"><text:span text:style-name="T8">Create the </text:span><text:span text:style-name="T2">interface MaterialCostsInterface</text:span><text:span text:style-name="T8"> that defines the abstract method for the Materials class: public double getMaterialExpenses(); </text:span></text:p>
                </text:list-item>
                <text:list-item>
                  <text:p text:style-name="P39">Create the corresponding <text:s/>Impl classes: for the two interfaces:</text:p>
                </text:list-item>
              </text:list>
            </text:list-item>
          </text:list>
        </text:list-item>
      </text:list>
      <text:p text:style-name="P26"><text:span text:style-name="T2">Class <text:s/>UtilImpl</text:span><text:span text:style-name="T8"> which implements the interface UtilityCostsInterface and inherits the class UtilityCosts</text:span></text:p>
      <text:p text:style-name="P27">and </text:p>
      <text:p text:style-name="P26"><text:soft-page-break/><text:span text:style-name="T2">class MaterialImpl</text:span><text:span text:style-name="T8"> which implements the interface MaterialCostsInterface and inherits the class Material. </text:span></text:p>
      <text:p text:style-name="P26"><text:span text:style-name="T8">Each one of these classes implements the corresponding method from the interface by utilizing the corresponding accessor method from each of the classes UtilityCosts and Material </text:span><text:span text:style-name="T3">that returns the value of their static variable</text:span><text:span text:style-name="T8">. Remember that the value of the static variable holds the total value for utilities <text:s/>or material for all objects of these classes.</text:span></text:p>
      <text:p text:style-name="P27"/>
      <text:p text:style-name="P27">Note: The two interfaces and the two Impl classes also reside in the same package as <text:s/>the RecurringExpenses class.</text:p>
      <text:p text:style-name="P27"/>
      <text:p text:style-name="P21">Keep in mind that the class RecurringExpenses implements the methods in the corresponding interface by using an object of the corresponding Impl class. This is done as described in the example discussed in class.</text:p>
      <text:p text:style-name="P23"/>
      <text:p text:style-name="P20"><text:span text:style-name="T7">If you were absent you need to get a copy of the diagram discussed in class as an example</text:span><text:span text:style-name="T8">.</text:span></text:p>
      <text:p text:style-name="P21"/>
      <text:p text:style-name="P21">The class RecurringExpenses has a method called totalRecurringExpenses which calculates and returns as a double the sum of all 3 types of accumulated recurring expenses (rent, utility and material) for all objects created. It also displays the total expenses for all objects (see sample output).</text:p>
      <text:p text:style-name="P21"/>
      <text:p text:style-name="P21">The class also has a method called createExpenses that returns void and takes no arguments. In this method create the following 6 objects:</text:p>
      <text:p text:style-name="P21">UtilityCosts object with values: 100.00, 100.00, 100.00</text:p>
      <text:p text:style-name="P20"><text:span text:style-name="T8">UtilityCosts object with values:</text:span> <text:span text:style-name="T8">150.00 150.00, 150.00</text:span></text:p>
      <text:p text:style-name="P20"><text:span text:style-name="T8">Rent object with values:</text:span> <text:span text:style-name="T8">"2", 3, 4</text:span></text:p>
      <text:p text:style-name="P20"><text:span text:style-name="T8">Rent object with values:</text:span> <text:span text:style-name="T8">"4", 1, 1</text:span></text:p>
      <text:p text:style-name="P20"><text:span text:style-name="T8">Material object with values:</text:span> <text:span text:style-name="T8">"Paper", 3.0, 1000</text:span></text:p>
      <text:p text:style-name="P20"><text:span text:style-name="T8">Material object with values:</text:span> <text:span text:style-name="T8">"Ink", 2.0, 200</text:span></text:p>
      <text:p text:style-name="P24"/>
      <text:p text:style-name="P20"><text:span text:style-name="T11">Make sure that for each object you invoke the corresponding method from that class is order to calculate the total </text:span><text:span text:style-name="T10">for that object</text:span><text:span text:style-name="T11"> only and also set the accumulated value for all objects created in that category of expense.</text:span></text:p>
      <text:p text:style-name="P24">Display the corresponding total value for each object (see the sample output).</text:p>
      <text:p text:style-name="P24"/>
      <text:list xml:id="list75327887285319" text:continue-numbering="true" text:style-name="WW8Num17">
        <text:list-item>
          <text:list>
            <text:list-item>
              <text:p text:style-name="P38"><text:span text:style-name="T10">Draw an architectural <text:s/>diagram</text:span><text:span text:style-name="T9"> </text:span><text:span text:style-name="T8">that shows how all these <text:s/>new classes (The Utility,Rent , Materil classes, the interfaces, the corresponding Impl classes and the RecurringExpenses class) are related. <text:s/>Use rectangles to represent the classes and interfaces and </text:span><text:soft-page-break/><text:span text:style-name="T8">arrows to show their inheritance relationships. If a class only uses another class via an object of that class (without an inheritance relationship) draw a line without an arrow to the class being used and write the word </text:span><text:span text:style-name="T18">uses</text:span><text:span text:style-name="T8"> next to the line. An arrow indicates inheritance (the arrow points towards the super class or the interface).</text:span></text:p>
            </text:list-item>
          </text:list>
        </text:list-item>
      </text:list>
      <text:p text:style-name="P18"/>
      <text:p text:style-name="P16"><text:span text:style-name="T12">Summary of relationships</text:span><text:span text:style-name="T11">:</text:span></text:p>
      <text:list xml:id="list142953744887188886" text:style-name="WW8Num19">
        <text:list-item>
          <text:p text:style-name="P40">From Lab 4: Abstract superclass Worker (it has an abstract method for benefitsCalculation that gets implemented by each of its subclasses). It uses the enum Jobs.</text:p>
        </text:list-item>
        <text:list-item>
          <text:p text:style-name="P40">From Lab 4:Engineer inherits Worker.</text:p>
        </text:list-item>
        <text:list-item>
          <text:p text:style-name="P40">From Lab 4:Management inherits Worker.</text:p>
        </text:list-item>
        <text:list-item>
          <text:p text:style-name="P40">From Lab 4: AdministrativePersonnel inherits Worker.</text:p>
        </text:list-item>
        <text:list-item>
          <text:p text:style-name="P40">From Lab 4 (with the modifications requested above): WorkerBenefits class. Uses the hierarchical relationship of Worker. Remember that “uses” means that WorkerBenefits <text:s/>instantiates objects of the different <text:s/>worker types. It does NOT inherit.</text:p>
        </text:list-item>
        <text:list-item>
          <text:p text:style-name="P40">New :Material class</text:p>
        </text:list-item>
        <text:list-item>
          <text:p text:style-name="P40">New: UtilityCosts class</text:p>
        </text:list-item>
        <text:list-item>
          <text:p text:style-name="P40">New:Rent class</text:p>
        </text:list-item>
        <text:list-item>
          <text:p text:style-name="P40">New: MaterialCostsInterface </text:p>
        </text:list-item>
        <text:list-item>
          <text:p text:style-name="P40">New:UtilityCostsInterface</text:p>
        </text:list-item>
        <text:list-item>
          <text:p text:style-name="P40">New: UtilImpl class implements the interface UtilityCostsInterface and inherits UtilityCosts</text:p>
        </text:list-item>
        <text:list-item>
          <text:p text:style-name="P40">New:MaterialsImpl implements interface MaterialCostsInterface and inherits Materials</text:p>
        </text:list-item>
        <text:list-item>
          <text:p text:style-name="P40">New: RecurringExpenses which implements the two interfaces and inherits the Class Rent. It also uses the classes Utilmpl and MaterialImpl.</text:p>
        </text:list-item>
      </text:list>
      <text:p text:style-name="P30"/>
      <text:p text:style-name="P30"/>
      <text:p text:style-name="P19">Note: The term “uses” means that <text:s/>a class has to create an object of another class to invoke its methods i.e. class A uses class B means that in class A we will instantiate an object of B to be able to invoke its methods. </text:p>
      <text:p text:style-name="P3"/>
      <text:p text:style-name="List_20_Paragraph"><text:span text:style-name="T14"><text:s/></text:span><text:span text:style-name="T13">Answer (draw the diagram of the relationships in <text:s/>document called relationships.doc and submitted with your code):</text:span></text:p>
      <text:p text:style-name="P5"/>
      <text:p text:style-name="P3"/>
      <text:p text:style-name="P3"/>
      <text:p text:style-name="P3"/>
      <text:p text:style-name="P3"/>
      <text:p text:style-name="P4"><text:s text:c="24"/></text:p>
      <text:p text:style-name="P3"/>
      <text:p text:style-name="P3"/>
      <text:p text:style-name="P3"><text:soft-page-break/></text:p>
      <text:p text:style-name="P3"/>
      <text:p text:style-name="P3"/>
      <text:p text:style-name="P3"/>
      <text:p text:style-name="P3"/>
      <text:p text:style-name="P3"/>
      <text:p text:style-name="P3"/>
      <text:p text:style-name="P3"/>
      <text:p text:style-name="P10">Task 2 (1.0 points)</text:p>
      <text:p text:style-name="P2">Let us continue building the architecture of our classes. Our goal is to create a class that calculates the total expenditures of a corporation. Total expenses being the sum of the worker benefits plus the recurring expenses. <text:s/>We will call this class AllExpenses. AllExpenses is going to inherit the class WorkerBenefits (and thus inherit the method totalSalaries) and also inherit via an interface the method totalRecurringExpenses() from the class RecurringExpenses. </text:p>
      <text:p text:style-name="P2"/>
      <text:list xml:id="list1531902928735206764" text:style-name="WW8Num21">
        <text:list-item>
          <text:p text:style-name="P36">Write the code for the new classes</text:p>
        </text:list-item>
      </text:list>
      <text:p text:style-name="P10"/>
      <text:list xml:id="list75329673406962" text:continue-list="list75327887285319" text:style-name="WW8Num17">
        <text:list-item>
          <text:list>
            <text:list-item>
              <text:p text:style-name="P38"><text:span text:style-name="T8">We are also going to create an interface called </text:span><text:span text:style-name="T17">ExpenseInterface</text:span><text:span text:style-name="T8"> that has the abstract method and resides in Client.Services.Enums.Help:</text:span></text:p>
            </text:list-item>
          </text:list>
        </text:list-item>
      </text:list>
      <text:p text:style-name="P2"/>
      <text:p text:style-name="P21">public <text:s/>abstract double getRecurringExenses();</text:p>
      <text:p text:style-name="P21"/>
      <text:p text:style-name="P21">This way we are going to give the ability to access the total operating expenses from the class RecurringExpenses.</text:p>
      <text:p text:style-name="P3"/>
      <text:list xml:id="list75327900455165" text:continue-numbering="true" text:style-name="WW8Num17">
        <text:list-item>
          <text:list>
            <text:list-item>
              <text:p text:style-name="P38"><text:span text:style-name="T8">We are going to need a class called <text:s/></text:span><text:span text:style-name="T17">ExpenseImpl </text:span><text:span text:style-name="T8">which inherits </text:span><text:span text:style-name="T17">RecurringExpenses</text:span><text:span text:style-name="T8"> and implements our interface ExpenseInterface and resides in package Client.Services.Enums.Help:</text:span></text:p>
            </text:list-item>
          </text:list>
        </text:list-item>
      </text:list>
      <text:list xml:id="list4592796935723214980" text:style-name="WW8Num4">
        <text:list-item>
          <text:p text:style-name="P45"><text:span text:style-name="T8">In this class implement the method </text:span><text:span text:style-name="T19">getRecurringExpenses</text:span><text:span text:style-name="T8">() by using a call to the totalRecurringExpenses() method <text:s/>of class </text:span><text:span text:style-name="T7">RecurringExpenses</text:span><text:span text:style-name="T8"> . The call captures the returned value of <text:s/>the total operating expenses (remember that this class has full access to the public methods of its superclass) and in turn returns it.</text:span></text:p>
        </text:list-item>
      </text:list>
      <text:list xml:id="list8464279104723149702" text:style-name="WW8Num15">
        <text:list-item>
          <text:list>
            <text:list-item>
              <text:p text:style-name="P46"><text:span text:style-name="T8">Next create a class </text:span><text:span text:style-name="T17">AllExpenses </text:span><text:span text:style-name="T8">which </text:span><text:span text:style-name="T17">inherits WorkerBenefits</text:span><text:span text:style-name="T8"> and </text:span><text:span text:style-name="T17">implements the interface</text:span><text:span text:style-name="T8"> </text:span><text:span text:style-name="T17">ExpenseInterface</text:span><text:span text:style-name="T8">. It has no main method and it resides in package Client.Services.Enums.Help .</text:span></text:p>
            </text:list-item>
          </text:list>
        </text:list-item>
      </text:list>
      <text:list xml:id="list356291026934108208" text:style-name="WW8Num12">
        <text:list-item>
          <text:p text:style-name="P41">It has no attributes:</text:p>
        </text:list-item>
        <text:list-item>
          <text:p text:style-name="P41">It has a default constructor that does nothing.</text:p>
        </text:list-item>
      </text:list>
      <text:list xml:id="list1020570570358881373" text:style-name="WW8Num22">
        <text:list-item>
          <text:p text:style-name="P47"><text:span text:style-name="T8">This class also implements the method </text:span><text:span text:style-name="T17">getRecurringExpenses</text:span><text:span text:style-name="T8"> (since it is also implementing the interface). To implement it, however, it uses the implementation from class ExpenseImpl:</text:span></text:p>
          <text:list>
            <text:list-item>
              <text:p text:style-name="P47"><text:span text:style-name="T8">We instantiate an object of ExpenseImpl call it eximpl and then invoke: <text:s/>eximpl.getRecurringExpenses() (it invokes the </text:span><text:soft-page-break/><text:span text:style-name="T8">implementation in class ExpensesImpl and captures its returned value)</text:span><text:span text:style-name="T2">. I would suggest that you instantiate the object eximpl globally in the class (at the top of the class outside any method).</text:span></text:p>
            </text:list-item>
          </text:list>
        </text:list-item>
      </text:list>
      <text:p text:style-name="P27"/>
      <text:list xml:id="list2109036368645103869" text:style-name="WW8Num24">
        <text:list-item>
          <text:p text:style-name="P48"><text:span text:style-name="T8">It also has the method </text:span><text:span text:style-name="T19">public double getTotalExpenses()</text:span></text:p>
        </text:list-item>
      </text:list>
      <text:p text:style-name="P28"><text:span text:style-name="T8">In this method we call the totalBenefits method of WorkerBenefits class and the <text:s/></text:span><text:span text:style-name="T19">getRecurringExpenses </text:span><text:span text:style-name="T8">method of AllExpenses class to calculate the total of salaries and operating expenses. It returns that value.</text:span></text:p>
      <text:list xml:id="list75329456704764" text:continue-numbering="true" text:style-name="WW8Num24">
        <text:list-item>
          <text:p text:style-name="P42">This class, however, has to activate the recurring expenses. Therefore, another method is needed that calls the method createExpenses of the RecurringExpenses class in order to instantiate the various operational expenses objects and set their attributes values. You can name this method also createExpenses. Disply the recurring expenses (for each object again-See sample output).</text:p>
        </text:list-item>
      </text:list>
      <text:p text:style-name="P19"/>
      <text:list xml:id="list75327928163425" text:continue-list="list8464279104723149702" text:style-name="WW8Num15">
        <text:list-item>
          <text:list>
            <text:list-item>
              <text:p text:style-name="P46"><text:span text:style-name="T8">Next let us create a class called </text:span><text:span text:style-name="T17">MainClass which resides in the Client package.</text:span><text:span text:style-name="T8"> This class has a </text:span><text:span text:style-name="T7">main method</text:span><text:span text:style-name="T8"> and acts as a client class to the structure of classes that we have created thus far.</text:span></text:p>
            </text:list-item>
          </text:list>
        </text:list-item>
      </text:list>
      <text:p text:style-name="P30"/>
      <text:p text:style-name="P30">Note: THIS CLASS MUST MAKE ALL INVOCATIONS <text:s/>WITH AN OBJECT OF AllExpenses CLASS. <text:s/>NO OTHER OBJECT (Penalty -0.6 points if it does not work that way)! </text:p>
      <text:p text:style-name="P30"/>
      <text:list xml:id="list3163138620994467238" text:style-name="WW8Num7">
        <text:list-item>
          <text:p text:style-name="P43">Get the list of Workers from WorkerBenefits class.</text:p>
        </text:list-item>
        <text:list-item>
          <text:p text:style-name="P43">Invoke the method displayData() of WorkerBenefits and output the data on the various employees (after you get hold of the ArrayList so that it can be passed a sargument).</text:p>
        </text:list-item>
        <text:list-item>
          <text:p text:style-name="P43">Invoke the method createExpenses of the AllExpenses class in order to create and display the recurring expenses objects.</text:p>
        </text:list-item>
        <text:list-item>
          <text:p text:style-name="P49"><text:span text:style-name="T8">Next invoke the totalbenefits method of the </text:span><text:span text:style-name="T17">WorkerBenefits</text:span><text:span text:style-name="T8"> class and capture the sum of the salaries . Output the total salaries paid via System.out.println(“The sum of all salaries paid was:”+……….);</text:span></text:p>
        </text:list-item>
        <text:list-item>
          <text:p text:style-name="P43">Output the value of the total of recurring expenses via</text:p>
        </text:list-item>
      </text:list>
      <text:p text:style-name="P29">System.out.println(“The total operating expenses were:”+…….. );</text:p>
      <text:list xml:id="list75329068251038" text:continue-numbering="true" text:style-name="WW8Num7">
        <text:list-item>
          <text:p text:style-name="P43">Next invoke the method getTotalExpenses() and capture the total of all expenses. Output the value via</text:p>
        </text:list-item>
      </text:list>
      <text:p text:style-name="P29">System.out.println(“The total of all expenses were:”+……….);</text:p>
      <text:p text:style-name="P2">Note: Observe the sample output. Since we are also outputting the total value of each operational expense object as well as the accumulated total for that type of the operational expense object, you will need to insert some System.out statements in the proper methods of each operational expenses <text:soft-page-break/>class. Therefore, go back to these classes and make the corresponding changes.</text:p>
      <text:list xml:id="list6412362629434657286" text:style-name="WW8Num14">
        <text:list-item>
          <text:p text:style-name="P44">Compile the classes and run the program.</text:p>
        </text:list-item>
        <text:list-item>
          <text:p text:style-name="P44">Amend the diagram described in part 2c of Task 1 to include the additional classes/interfaces described in Task 2:</text:p>
        </text:list-item>
      </text:list>
      <text:p text:style-name="P9"/>
      <text:p text:style-name="P10">SAMPLE OUTPUT:</text:p>
      <text:p text:style-name="P6">---------- Run Java ----------</text:p>
      <text:p text:style-name="P6">---------- Java Interpreter ----------</text:p>
      <text:p text:style-name="P6">C:\CS116\SPRING2015\Labs\Lab5\Lab5Solution&gt;java Client.MainClass</text:p>
      <text:p text:style-name="P6">FROM THE INVOCATIONS IN MAIN CLASS</text:p>
      <text:p text:style-name="P6">The benefit is 1800.0 The name is: John Eng1 <text:s/>The Job type type is ELECTRICAL_ENGINEER The id is: 1</text:p>
      <text:p text:style-name="P6">The benefit is 2000.0 The name is: Jim Man1 <text:s/>The Job type type is ENGINEERING_MANAGER The id is: 2</text:p>
      <text:p text:style-name="P6">The benefit is 2050.0 The name is: Jim Man2 <text:s/>The Job type type is ADMINISTRATIVE_MANAGER The id is: 3</text:p>
      <text:p text:style-name="P6">The benefit is 950.0 The name is: Helen Adm1 <text:s/>The Job type type is ADMINISTRATIVE_SECRETARY The id is: 4</text:p>
      <text:p text:style-name="P6">The benefit is 2040.0 The name is: Maria Eng2 <text:s/>The Job type type is MECHANICAL_ENGINEER The id is: 5</text:p>
      <text:p text:style-name="P6">The benefit is 1800.0 The name is: Jim Man3 <text:s/>The Job type type is ENGINEERING_MANAGER The id is: 6</text:p>
      <text:p text:style-name="P6">The benefit is 950.0 The name is: John Doe1 <text:s/>The Job type type is ADMINISTRATIVE_ASSISTANT The id is: 7</text:p>
      <text:p text:style-name="P6">The benefit is 3600.0 The name is: Mary Eng3 <text:s/>The Job type type is ELECTRICAL_ENGINEER The id is: 8</text:p>
      <text:p text:style-name="P6">The benefit is 1115.0 The name is: Nick Doe2 <text:s/>The Job type type is ADMINISTRATIVE_ASSISTANT The id is: 9</text:p>
      <text:p text:style-name="P6">The benefit is 2500.0 The name is: Ann Man4 <text:s/>The Job type type is ADMINISTRATIVE_MANAGER The id is: 10</text:p>
      <text:p text:style-name="P6"/>
      <text:p text:style-name="P6">FROM THE ALLEXPENSES CLASS</text:p>
      <text:p text:style-name="P6"/>
      <text:p text:style-name="P6">util cost for this object=300.0</text:p>
      <text:p text:style-name="P6">total utilities of all objects=300.0</text:p>
      <text:p text:style-name="P6">The firts utility object has: 300.0</text:p>
      <text:p text:style-name="P6">util cost for this object=450.0</text:p>
      <text:p text:style-name="P6">total utilities of all objects=750.0</text:p>
      <text:p text:style-name="P6">The second utility object <text:s/>has: 450.0</text:p>
      <text:p text:style-name="P6">Building rent=225.0</text:p>
      <text:p text:style-name="P6">Total rent for all objects is =225.0</text:p>
      <text:p text:style-name="P6">The first rent object has: 225.0</text:p>
      <text:p text:style-name="P6">Building rent=600.0</text:p>
      <text:p text:style-name="P6">Total rent for all objects is =825.0</text:p>
      <text:p text:style-name="P6">The second rent object has: 600.0</text:p>
      <text:p text:style-name="P6">Material price=2400.0</text:p>
      <text:p text:style-name="P6">Total material cost=2400.0</text:p>
      <text:p text:style-name="P6"><text:soft-page-break/>The first Material object has: 2400.0</text:p>
      <text:p text:style-name="P6">Material price=320.0</text:p>
      <text:p text:style-name="P6">Total material cost=2720.0</text:p>
      <text:p text:style-name="P6">The second Material object has: 320.0</text:p>
      <text:p text:style-name="P6"/>
      <text:p text:style-name="P6">BACK TO MAIN CLASS</text:p>
      <text:p text:style-name="P6"/>
      <text:p text:style-name="P6">The total benefits paid is: 18805.0</text:p>
      <text:p text:style-name="P6">The total recurring expenses are:4295.0</text:p>
      <text:p text:style-name="P6">The total recurring expenses is: 4295.0</text:p>
      <text:p text:style-name="P6">The total recurring expenses are:4295.0</text:p>
      <text:p text:style-name="P6">The sum of all benefits and recurring expenses is: 23100.0</text:p>
      <text:p text:style-name="P8"><text:span text:style-name="T3">Output completed (0 sec consumed) - Normal Termination</text:span><text:span text:style-name="T10">Output completed (0 sec consumed).</text:span></text:p>
      <text:p text:style-name="P14"/>
      <text:p text:style-name="P15">Submission instructions</text:p>
      <text:list xml:id="list7617167255171827829" text:style-name="WW8Num6">
        <text:list-item>
          <text:p text:style-name="P50">In your submission you must include </text:p>
          <text:list>
            <text:list-item>
              <text:p text:style-name="P50">This document with the answers (copies of the outputs as requested above). </text:p>
            </text:list-item>
            <text:list-item>
              <text:p text:style-name="P50">The source code files and the compiled files (the package) from Task 1 in Task1 folder.</text:p>
            </text:list-item>
            <text:list-item>
              <text:p text:style-name="P50">The source code files and the compiled files (the package) <text:s/>required for Task 2 in the Task2 folder.</text:p>
            </text:list-item>
          </text:list>
        </text:list-item>
      </text:list>
      <text:p text:style-name="P25"/>
      <text:list xml:id="list75327973333618" text:continue-numbering="true" text:style-name="WW8Num6">
        <text:list-item>
          <text:p text:style-name="P50">Zip all files and name the zip file using your first name followed by your last name followed by lab1.</text:p>
        </text:list-item>
      </text:list>
      <text:p text:style-name="P7"><text:tab/>i.e. George_KayLab5.zip</text:p>
      <text:list xml:id="list3909016191559485405" text:style-name="WW8Num2">
        <text:list-item>
          <text:p text:style-name="P51">Upload the file on Blackboard in assignment folder “Lab 6”.</text:p>
        </text:list-item>
        <text:list-item>
          <text:p text:style-name="P52">Copyright : Illinois Institute of Technology-George Koutsogiannakis-201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2" svg:font-family="FreeSans" style:font-family-generic="swiss"/>
    <style:font-face style:name="Courier New1" svg:font-family="'Courier New'" style:font-family-generic="modern" style:font-pitch="fixed"/>
    <style:font-face style:name="FreeSans1" svg:font-family="Free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fo:font-size="10pt" style:font-size-asian="10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Courier New" fo:font-family="'Courier New'" style:font-family-generic="modern" style:font-name-complex="Courier New" style:font-family-complex="'Courier New'" style:font-family-generic-complex="modern" style:font-size-complex="12pt"/>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text-properties style:font-size-complex="12pt"/>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text-properties style:font-size-complex="12pt"/>
    </style:style>
    <style:style style:name="WW8Num17z2" style:family="text">
      <style:text-properties style:font-size-complex="12pt"/>
    </style:style>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font-size="12pt" fo:font-weight="bold" style:font-size-asian="12pt" style:font-weight-asian="bold" style:font-size-complex="12pt"/>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22z1" style:family="text">
      <style:text-properties style:font-name="Courier New" fo:font-family="'Courier New'" style:font-family-generic="modern" style:font-name-complex="Courier New" style:font-family-complex="'Courier New'" style:font-family-generic-complex="modern" style:font-size-complex="12pt"/>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size="12pt" style:font-size-asian="12pt" style:font-size-complex="12pt"/>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size="12pt" style:font-size-asian="12pt" style:font-size-complex="12pt"/>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I" text:start-value="4">
        <style:list-level-properties text:list-level-position-and-space-mode="label-alignment" fo:text-align="end">
          <style:list-level-label-alignment text:label-followed-by="listtab" fo:text-indent="-0.25in" fo:margin-left="1.7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text:start-value="4">
        <style:list-level-properties text:list-level-position-and-space-mode="label-alignment">
          <style:list-level-label-alignment text:label-followed-by="listtab" fo:text-indent="-0.25in" fo:margin-left="0.7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text:start-value="5">
        <style:list-level-properties text:list-level-position-and-space-mode="label-alignment">
          <style:list-level-label-alignment text:label-followed-by="listtab" fo:text-indent="-0.25in" fo:margin-left="0.7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2" text:style-name="WW8Num16z0" style:num-suffix="."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16z0" style:num-suffix="."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16z0" style:num-suffix="."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page-number text:select-page="current">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 Koutsogiannakis</meta:initial-creator>
    <meta:creation-date>2012-03-07T13:34:00</meta:creation-date>
    <dc:date>2016-03-23T07:53:27.613472324</dc:date>
    <meta:print-date>2012-03-07T13:41:00</meta:print-date>
    <meta:editing-cycles>98</meta:editing-cycles>
    <meta:editing-duration>P1DT9H41M43S</meta:editing-duration>
    <meta:generator>LibreOffice/5.0.5.2$Linux_X86_64 LibreOffice_project/00m0$Build-2</meta:generator>
    <meta:document-statistic meta:table-count="0" meta:image-count="0" meta:object-count="0" meta:page-count="9" meta:paragraph-count="158" meta:word-count="2693" meta:character-count="17083" meta:non-whitespace-character-count="14484"/>
  </office:meta>
</office:document-meta>
</file>